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Arial Narrow1" svg:font-family="'Arial Narrow'"/>
    <style:font-face style:name="courier new" svg:font-family="'courier new', courier, fixed"/>
    <style:font-face style:name="Garamond1" svg:font-family="Garamond" style:font-family-generic="roman"/>
    <style:font-face style:name="DejaVu Sans1" svg:font-family="'DejaVu Sans'" style:font-family-generic="swiss"/>
    <style:font-face style:name="Lucida Console1" svg:font-family="'Lucida Console'" style:font-pitch="fixed"/>
    <style:font-face style:name="Lucida Console" svg:font-family="'Lucida Console'" style:font-adornments="Normal" style:font-pitch="fixed"/>
    <style:font-face style:name="Arial Narrow" svg:font-family="'Arial Narro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109d2"/>
    </style:style>
    <style:style style:name="P2" style:family="paragraph" style:parent-style-name="Standard">
      <style:text-properties officeooo:paragraph-rsid="001298b5"/>
    </style:style>
    <style:style style:name="P3" style:family="paragraph" style:parent-style-name="Standard">
      <style:text-properties officeooo:paragraph-rsid="00134fe4"/>
    </style:style>
    <style:style style:name="P4" style:family="paragraph" style:parent-style-name="Standard">
      <style:text-properties officeooo:rsid="0016bcf3" officeooo:paragraph-rsid="0016bcf3"/>
    </style:style>
    <style:style style:name="P5" style:family="paragraph" style:parent-style-name="Standard">
      <style:text-properties officeooo:paragraph-rsid="0016bcf3"/>
    </style:style>
    <style:style style:name="P6" style:family="paragraph" style:parent-style-name="Text_20_body">
      <style:text-properties officeooo:paragraph-rsid="001109d2"/>
    </style:style>
    <style:style style:name="P7" style:family="paragraph" style:parent-style-name="Text_20_body">
      <style:text-properties officeooo:rsid="001109d2" officeooo:paragraph-rsid="001109d2"/>
    </style:style>
    <style:style style:name="P8" style:family="paragraph" style:parent-style-name="Text_20_body">
      <style:text-properties officeooo:rsid="0016bcf3" officeooo:paragraph-rsid="0016bcf3"/>
    </style:style>
    <style:style style:name="P9" style:family="paragraph" style:parent-style-name="Text_20_body">
      <style:text-properties fo:font-weight="normal" officeooo:rsid="0016bcf3" officeooo:paragraph-rsid="0016bcf3" style:font-weight-asian="normal" style:font-weight-complex="normal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16bcf3" officeooo:paragraph-rsid="0016bcf3" style:font-weight-asian="bold" style:font-weight-complex="bold"/>
    </style:style>
    <style:style style:name="P12" style:family="paragraph" style:parent-style-name="Heading_20_2">
      <style:text-properties officeooo:rsid="001109d2" officeooo:paragraph-rsid="001109d2"/>
    </style:style>
    <style:style style:name="P13" style:family="paragraph" style:parent-style-name="Heading_20_2">
      <style:text-properties officeooo:paragraph-rsid="001109d2"/>
    </style:style>
    <style:style style:name="P14" style:family="paragraph" style:parent-style-name="Heading_20_2">
      <style:text-properties officeooo:rsid="001298b5" officeooo:paragraph-rsid="001298b5"/>
    </style:style>
    <style:style style:name="P15" style:family="paragraph" style:parent-style-name="Comando">
      <style:text-properties officeooo:rsid="001109d2" officeooo:paragraph-rsid="001109d2"/>
    </style:style>
    <style:style style:name="P16" style:family="paragraph" style:parent-style-name="Comando">
      <style:text-properties officeooo:rsid="001109d2" officeooo:paragraph-rsid="001298b5"/>
    </style:style>
    <style:style style:name="P17" style:family="paragraph" style:parent-style-name="Comando">
      <style:text-properties officeooo:rsid="001109d2" officeooo:paragraph-rsid="00134fe4"/>
    </style:style>
    <style:style style:name="P18" style:family="paragraph" style:parent-style-name="Comando">
      <style:text-properties officeooo:rsid="001109d2" officeooo:paragraph-rsid="0014d2b4"/>
    </style:style>
    <style:style style:name="P19" style:family="paragraph" style:parent-style-name="Comando">
      <style:text-properties officeooo:rsid="001109d2" officeooo:paragraph-rsid="0016bcf3"/>
    </style:style>
    <style:style style:name="P20" style:family="paragraph" style:parent-style-name="Comando">
      <style:text-properties fo:font-weight="bold" officeooo:rsid="001109d2" officeooo:paragraph-rsid="001298b5" style:font-weight-asian="bold" style:font-weight-complex="bold"/>
    </style:style>
    <style:style style:name="P21" style:family="paragraph" style:parent-style-name="Comando">
      <style:text-properties fo:font-weight="bold" officeooo:rsid="001109d2" officeooo:paragraph-rsid="0016bcf3" style:font-weight-asian="bold" style:font-weight-complex="bold"/>
    </style:style>
    <style:style style:name="P22" style:family="paragraph" style:parent-style-name="Comando">
      <style:text-properties fo:font-weight="normal" officeooo:rsid="001109d2" officeooo:paragraph-rsid="0016bcf3" style:font-weight-asian="normal" style:font-weight-complex="normal"/>
    </style:style>
    <style:style style:name="P23" style:family="paragraph" style:parent-style-name="Código">
      <style:text-properties fo:font-weight="bold" officeooo:rsid="001109d2" officeooo:paragraph-rsid="001109d2" style:font-weight-asian="bold" style:font-weight-complex="bold"/>
    </style:style>
    <style:style style:name="P24" style:family="paragraph" style:parent-style-name="Código">
      <style:text-properties fo:font-weight="bold" fo:background-color="#ffff00" style:font-weight-asian="bold" style:font-weight-complex="bold"/>
    </style:style>
    <style:style style:name="P25" style:family="paragraph" style:parent-style-name="Código">
      <style:text-properties fo:font-weight="bold" officeooo:rsid="0016bcf3" officeooo:paragraph-rsid="0016bcf3" fo:background-color="#ff3333" style:font-weight-asian="bold" style:font-weight-complex="bold"/>
    </style:style>
    <style:style style:name="P26" style:family="paragraph" style:parent-style-name="Código">
      <style:text-properties fo:font-weight="normal" officeooo:rsid="001109d2" officeooo:paragraph-rsid="001109d2" style:font-weight-asian="normal" style:font-weight-complex="normal"/>
    </style:style>
    <style:style style:name="P27" style:family="paragraph" style:parent-style-name="Código">
      <style:text-properties officeooo:rsid="00134fe4" officeooo:paragraph-rsid="00134fe4"/>
    </style:style>
    <style:style style:name="P28" style:family="paragraph" style:parent-style-name="Código">
      <style:text-properties fo:background-color="#ffff00"/>
    </style:style>
    <style:style style:name="P29" style:family="paragraph" style:parent-style-name="Código">
      <style:text-properties fo:background-color="#ff3333"/>
    </style:style>
    <style:style style:name="P30" style:family="paragraph" style:parent-style-name="Código">
      <style:text-properties officeooo:rsid="0016bcf3" officeooo:paragraph-rsid="0016bcf3"/>
    </style:style>
    <style:style style:name="P31" style:family="paragraph" style:parent-style-name="Heading_20_3">
      <style:text-properties officeooo:rsid="001109d2" officeooo:paragraph-rsid="001109d2"/>
    </style:style>
    <style:style style:name="P32" style:family="paragraph" style:parent-style-name="Heading_20_3">
      <style:text-properties officeooo:paragraph-rsid="001109d2"/>
    </style:style>
    <style:style style:name="P33" style:family="paragraph" style:parent-style-name="Heading_20_3">
      <style:text-properties officeooo:rsid="001298b5" officeooo:paragraph-rsid="001298b5"/>
    </style:style>
    <style:style style:name="P34" style:family="paragraph" style:parent-style-name="Heading_20_3">
      <style:text-properties officeooo:rsid="00134fe4" officeooo:paragraph-rsid="00134fe4"/>
    </style:style>
    <style:style style:name="P35" style:family="paragraph" style:parent-style-name="Heading_20_3">
      <style:text-properties officeooo:rsid="0016bcf3" officeooo:paragraph-rsid="0016bcf3"/>
    </style:style>
    <style:style style:name="P36" style:family="paragraph" style:parent-style-name="Heading_20_3">
      <style:text-properties fo:font-weight="bold" officeooo:rsid="0016bcf3" officeooo:paragraph-rsid="0016bcf3" style:font-weight-asian="bold" style:font-weight-complex="bold"/>
    </style:style>
    <style:style style:name="P37" style:family="paragraph" style:parent-style-name="Heading_20_4">
      <style:text-properties officeooo:rsid="001298b5" officeooo:paragraph-rsid="001298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09d2" style:font-weight-asian="bold" style:font-weight-complex="bold"/>
    </style:style>
    <style:style style:name="T5" style:family="text">
      <style:text-properties fo:font-weight="bold" officeooo:rsid="001298b5" style:font-weight-asian="bold" style:font-weight-complex="bold"/>
    </style:style>
    <style:style style:name="T6" style:family="text">
      <style:text-properties fo:font-weight="bold" officeooo:rsid="00134fe4" style:font-weight-asian="bold" style:font-weight-complex="bold"/>
    </style:style>
    <style:style style:name="T7" style:family="text">
      <style:text-properties fo:font-weight="bold" officeooo:rsid="0014d2b4" style:font-weight-asian="bold" style:font-weight-complex="bold"/>
    </style:style>
    <style:style style:name="T8" style:family="text">
      <style:text-properties fo:font-weight="bold" officeooo:rsid="0016bcf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09d2" style:font-weight-asian="normal" style:font-weight-complex="normal"/>
    </style:style>
    <style:style style:name="T11" style:family="text">
      <style:text-properties fo:font-weight="normal" officeooo:rsid="001298b5" style:font-weight-asian="normal" style:font-weight-complex="normal"/>
    </style:style>
    <style:style style:name="T12" style:family="text">
      <style:text-properties fo:font-weight="normal" officeooo:rsid="00134fe4" style:font-weight-asian="normal" style:font-weight-complex="normal"/>
    </style:style>
    <style:style style:name="T13" style:family="text">
      <style:text-properties fo:font-weight="normal" officeooo:rsid="0014d2b4" style:font-weight-asian="normal" style:font-weight-complex="normal"/>
    </style:style>
    <style:style style:name="T14" style:family="text">
      <style:text-properties fo:font-weight="normal" officeooo:rsid="0016bcf3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officeooo:rsid="001109d2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109d2" fo:background-color="#ffff00" loext:char-shading-value="0"/>
    </style:style>
    <style:style style:name="T19" style:family="text">
      <style:text-properties officeooo:rsid="00134fe4" fo:background-color="#ffff00" loext:char-shading-value="0"/>
    </style:style>
    <style:style style:name="T20" style:family="text">
      <style:text-properties officeooo:rsid="001298b5"/>
    </style:style>
    <style:style style:name="T21" style:family="text">
      <style:text-properties officeooo:rsid="00134fe4"/>
    </style:style>
    <style:style style:name="T22" style:family="text">
      <style:text-properties officeooo:rsid="0014d2b4"/>
    </style:style>
    <style:style style:name="T23" style:family="text">
      <style:text-properties officeooo:rsid="0016bcf3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/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/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 text:is-list-header="true"><text:span text:style-name="T16">Configuração de Rede em linux ( Debian ) </text:span></text:h>
      <text:h text:style-name="P12" text:outline-level="2" text:is-list-header="true"/>
      <text:h text:style-name="P32" text:outline-level="3"><text:span text:style-name="T16">Configurando o nome da maquina. </text:span></text:h>
      <text:p text:style-name="P15">root@vm ~:# echo 'nome_da_maquina' &gt; /etc/hostname</text:p>
      <text:p text:style-name="P1"/>
      <text:h text:style-name="P31" text:outline-level="3">Configurando a Rede da maquina </text:h>
      <text:p text:style-name="P1"><text:tab/><text:span text:style-name="T16">Este comando apaga todo o contéudo do arquivo </text:span><text:span text:style-name="T4">/etc/network/interfaces</text:span></text:p>
      <text:p text:style-name="P15">root@vm ~:# &gt; /etc/network/interfaces</text:p>
      <text:p text:style-name="P6"><text:tab/><text:span text:style-name="T16">Este comando abre o arquivo </text:span><text:span text:style-name="T4">/etc/network/interfaces </text:span><text:span text:style-name="T10">com o editor nano.</text:span></text:p>
      <text:p text:style-name="P6"><text:span text:style-name="T10">Oque estiver em </text:span><text:span text:style-name="T4">NEGRITO </text:span><text:span text:style-name="T10">não escrevam, são os comentários. <text:s/></text:span></text:p>
      <text:p text:style-name="Comando"><text:span text:style-name="T16">root@vm ~:# nano /etc/network/interfaces</text:span></text:p>
      <text:p text:style-name="P23"># Linhas começadas com # são comentários não afetam a configuração, então não precisa digitá-las. </text:p>
      <text:p text:style-name="P23"/>
      <text:p text:style-name="P23"># Determina quais interfaces de rede carregam toda vez que o serviço de rede for iniciado. </text:p>
      <text:p text:style-name="P23"/>
      <text:p text:style-name="P26">auto lo eth0 <text:s text:c="21"/><text:span text:style-name="T3"># No caso as interfaces lo e eth0</text:span></text:p>
      <text:p text:style-name="P26">iface lo inet loopback <text:span text:style-name="T3"><text:s text:c="11"/># Determina que a interface lo sera loopback</text:span></text:p>
      <text:p text:style-name="P26"/>
      <text:p text:style-name="P26">iface eth0 inet static <text:s text:c="11"/><text:span text:style-name="T3"># Determina que a interface eth0 terá configuração estatica </text:span></text:p>
      <text:p text:style-name="P26"><text:span text:style-name="T3"><text:tab/></text:span>address 192.168.254.254 <text:span text:style-name="T3"><text:s text:c="4"/># Determina o endereço ip </text:span></text:p>
      <text:p text:style-name="P26"><text:span text:style-name="T3"><text:tab/></text:span>netmask 255.255.255.<text:span text:style-name="T21">0</text:span> <text:s text:c="4"/><text:span text:style-name="T3"># Determina a mascara de rede</text:span></text:p>
      <text:p text:style-name="P26"><text:span text:style-name="T3"><text:s text:c="5"/></text:span>gateway 192.168.254.<text:span text:style-name="T21">1</text:span> <text:s text:c="4"/><text:span text:style-name="T3"># Determina o roteador padrão </text:span></text:p>
      <text:p text:style-name="P26"><text:span text:style-name="T3"><text:s text:c="5"/></text:span>dns-nameservers 8.8.8.8 <text:s/>8.8.4.4 <text:s/><text:span text:style-name="T3"># Determina quais serão os servidores de dns deste host. </text:span><text:s/><text:span text:style-name="T3"><text:s/></text:span></text:p>
      <text:p text:style-name="P23"/>
      <text:p text:style-name="P1"/>
      <text:p text:style-name="P1"><text:tab/><text:span text:style-name="T16">Carregar em buffer as configurações. </text:span></text:p>
      <text:p text:style-name="P15">root@vm ~:# /etc/init.d/networking restart</text:p>
      <text:p text:style-name="P1"/>
      <text:p text:style-name="P1"><text:tab/><text:span text:style-name="T16">Verificar configurações <text:s/>de rede</text:span></text:p>
      <text:p text:style-name="P15">root@vm ~:# ip -4 -o a</text:p>
      <text:p text:style-name="P1"/>
      <text:p text:style-name="Código">1: lo <text:s text:c="3"/>inet 127.0.0.1/8 scope host lo\ <text:s text:c="6"/>valid_lft forever preferred_lft forever</text:p>
      <text:p text:style-name="Código">3: <text:span text:style-name="T18">eth</text:span><text:span text:style-name="T17">0 <text:s text:c="3"/>inet 192.168.</text:span><text:span text:style-name="T18">254</text:span><text:span text:style-name="T17">.</text:span><text:span text:style-name="T18">254</text:span><text:span text:style-name="T17">/</text:span><text:span text:style-name="T18">2</text:span><text:span text:style-name="T19">4</text:span> brd 192.168.1.255 scope global <text:span text:style-name="T16">static</text:span> <text:span text:style-name="T16">eth0</text:span>\ <text:s text:c="6"/>valid_lft 236987sec preferred_lft 236987sec</text:p>
      <text:p text:style-name="Código"/>
      <text:p text:style-name="P7"><text:soft-page-break/>Verificar roteador do host</text:p>
      <text:p text:style-name="P15">root@vm ~:# ip r</text:p>
      <text:p text:style-name="Código"><text:span text:style-name="T17">default via 192.168.</text:span><text:span text:style-name="T18">254.</text:span><text:span text:style-name="T19">1</text:span> dev <text:span text:style-name="T16">eth</text:span>0 <text:s/>proto static <text:s/>metric 1 </text:p>
      <text:p text:style-name="Código">169.254.0.0/16 dev <text:span text:style-name="T16">eth</text:span>0 <text:s/>scope link <text:s/>metric 1000 </text:p>
      <text:p text:style-name="Código">192.168.<text:span text:style-name="T16">254</text:span>.<text:span text:style-name="T21">0</text:span>/<text:span text:style-name="T21">24</text:span> dev <text:span text:style-name="T16">eth</text:span>0 <text:s/>proto kernel <text:s/>scope link <text:s/>src 192.168.<text:span text:style-name="T16">254.254</text:span></text:p>
      <text:p text:style-name="Text_20_body"/>
      <text:p text:style-name="Text_20_body"/>
      <text:p text:style-name="Text_20_body"/>
      <text:h text:style-name="P14" text:outline-level="2" text:is-list-header="true">Configurando o serviço de DHCP </text:h>
      <text:p text:style-name="P2"/>
      <text:h text:style-name="P37" text:outline-level="4">Instalar o servidor de dhcp</text:h>
      <text:p text:style-name="P16">root@vm ~:# <text:span text:style-name="T20">apt-get update</text:span></text:p>
      <text:p text:style-name="P16">root@vm ~:# <text:span text:style-name="T20">apt-get install isc-server-dhcp</text:span></text:p>
      <text:p text:style-name="Standard"/>
      <text:p text:style-name="Standard"><text:tab/><text:span text:style-name="T20">Não se preocupe com uma mensagem de falha, ela ocorre porque o Servidor DHCP distribui <text:s/>ips para faixas de redes configuradas em suas interfaces. Por padrão o arquivo vem configurado com um faixa não muito utilizada e propositalmente para ele não sair distribuindo ips na rede.</text:span></text:p>
      <text:p text:style-name="Standard"/>
      <text:p text:style-name="Standard"/>
      <text:h text:style-name="P33" text:outline-level="3">Preparando o Ambiente para o Servidor DHCP</text:h>
      <text:p text:style-name="P2"/>
      <text:p text:style-name="P2"><text:tab/><text:span text:style-name="T20">Existe um diretório no Debian definido para uso dos serviços o </text:span><text:span text:style-name="T5">/srv</text:span><text:span text:style-name="T20">. Para mostrar que não somos amadores vamos criar um diretório dentro de </text:span><text:span text:style-name="T5">/srv/ </text:span><text:span text:style-name="T11">chamado </text:span><text:span text:style-name="T5">dhcp-server. </text:span></text:p>
      <text:p text:style-name="P20"><text:span text:style-name="T9">root@vm ~:# </text:span><text:span text:style-name="T11">mkdir -</text:span><text:span text:style-name="T13">p </text:span><text:span text:style-name="T11">/srv/dhcp-server/</text:span><text:span text:style-name="T13">log</text:span></text:p>
      <text:p text:style-name="Standard"><text:tab/><text:span text:style-name="T22">Para economizar comandos eu criei uma subpasta chamada log, o parâmetro -p faz com que eu crie todos os diretórios até a pasta final, por exemplo não existe a pasta </text:span><text:span text:style-name="T7">dhpc-server</text:span><text:span text:style-name="T13"> o mkdir -p criou toda a raiz até log. </text:span></text:p>
      <text:p text:style-name="Standard"/>
      <text:p text:style-name="Standard"><text:tab/><text:span text:style-name="T22">A seguir veremos a configuração do servidor dhcp, ele gera logs em uma area reservada do sistema, então vamos definir que o log gerado pelo dhcp fique dentro do diretório </text:span><text:span text:style-name="T7">/srv/dhpc-server/log/</text:span></text:p>
      <text:p text:style-name="P18">root@vm ~:# echo '<text:span text:style-name="T22">local7.* /srv/dhcp-server/log/dhcpd.log' &gt; /etc/rsyslog.d/dhcpd.conf</text:span></text:p>
      <text:p text:style-name="P18">root@vm ~:# /<text:span text:style-name="T22">etc/init.d/rsyslog restart</text:span></text:p>
      <text:p text:style-name="Standard"/>
      <text:p text:style-name="Standard"/>
      <text:p text:style-name="Standard"><text:tab/><text:span text:style-name="T22">a Configuração acima não tem nada haver com o software de DHCP, o </text:span><text:span text:style-name="T7">rsyslog </text:span><text:span text:style-name="T13">é a ferramenta para gerar logs, só falamos para ele que os logs gerados do dhcp deveram ficar no arquivo tal.</text:span><text:span text:style-name="T22"> </text:span></text:p>
      <text:p text:style-name="Standard"><text:span text:style-name="T7"/></text:p>
      <text:p text:style-name="Standard"/>
      <text:p text:style-name="Standard"/>
      <text:p text:style-name="Standard"><text:soft-page-break/></text:p>
      <text:p text:style-name="Standard"><text:tab/><text:span text:style-name="T20">E vamos configurar o servidor para que entenda onde buscar a configuração. <text:s/>Por padrão o serviço usa as configurações que estão em </text:span><text:span text:style-name="T5">/etc/dhcp/dhcpd.conf</text:span><text:span text:style-name="T11">, vamos fazer o serviço usar o arquivo </text:span><text:span text:style-name="T5">/srv/dhpc-server/aula.conf. </text:span></text:p>
      <text:p text:style-name="Standard"/>
      <text:p text:style-name="Standard"><text:span text:style-name="T5"><text:tab/></text:span><text:span text:style-name="T11">Para isso edite o arquivo a seguir <text:s/>e inclua no final do arquivo a configuração marcada em amarelo. </text:span></text:p>
      <text:p text:style-name="P16"><text:span text:style-name="T11">root@vm ~:# nano /etc/default/isc-dhcp-server</text:span></text:p>
      <text:p text:style-name="Código"/>
      <text:p text:style-name="Código"># Defaults for isc-dhcp-server initscript</text:p>
      <text:p text:style-name="Código"># sourced by /etc/init.d/isc-dhcp-server</text:p>
      <text:p text:style-name="Código"># installed at /etc/default/isc-dhcp-server by the maintainer scripts</text:p>
      <text:p text:style-name="Código"/>
      <text:p text:style-name="Código">#</text:p>
      <text:p text:style-name="Código"># This is a POSIX shell fragment</text:p>
      <text:p text:style-name="Código">#</text:p>
      <text:p text:style-name="Código"/>
      <text:p text:style-name="Código"># Path to dhcpd's config file (default: /etc/dhcp/dhcpd.conf).</text:p>
      <text:p text:style-name="Código">#DHCPD_CONF=/etc/dhcp/dhcpd.conf</text:p>
      <text:p text:style-name="Código"/>
      <text:p text:style-name="Código"># Path to dhcpd's PID file (default: /var/run/dhcpd.pid).</text:p>
      <text:p text:style-name="Código">#DHCPD_PID=/var/run/dhcpd.pid</text:p>
      <text:p text:style-name="Código"/>
      <text:p text:style-name="Código"># Additional options to start dhcpd with.</text:p>
      <text:p text:style-name="Código"># <text:s text:c="6"/>Don't use options -cf or -pf here; use DHCPD_CONF/ DHCPD_PID instead</text:p>
      <text:p text:style-name="Código">#OPTIONS=""</text:p>
      <text:p text:style-name="Código"/>
      <text:p text:style-name="Código"># On what interfaces should the DHCP server (dhcpd) serve DHCP requests?</text:p>
      <text:p text:style-name="Código"># <text:s text:c="6"/>Separate multiple interfaces with spaces, e.g. "eth0 eth1".</text:p>
      <text:p text:style-name="Código">INTERFACES=""</text:p>
      <text:p text:style-name="P24">DHCPD_CONF=/srv/dhcp-server/aula.conf</text:p>
      <text:p text:style-name="Standard"/>
      <text:p text:style-name="Standard"><text:tab/><text:span text:style-name="T20">Para sair e salvar o arquivo use as teclas </text:span><text:span text:style-name="T5">Ctrl + x , s e Enter. </text:span></text:p>
      <text:p text:style-name="Standard"/>
      <text:h text:style-name="P34" text:outline-level="3"><text:span text:style-name="T5">C</text:span><text:span text:style-name="T3">riando uma configuração por RANGE. </text:span></text:h>
      <text:p text:style-name="P3"><text:span text:style-name="T6"><text:tab/></text:span><text:span text:style-name="T12">Quando se diz o termo </text:span><text:span text:style-name="T6">range</text:span><text:span text:style-name="T12"> que dizer que terá um ip inicial e um final, e os hosts solicitantes chamados de clientes usaram um deles. </text:span></text:p>
      <text:p text:style-name="P3"/>
      <text:p text:style-name="P17"><text:span text:style-name="T12">root@vm ~:# nano /srv/dhcp-server/aula.conf</text:span></text:p>
      <text:p text:style-name="P27"><text:span text:style-name="T9">ddns-update-style none; <text:s text:c="18"/></text:span><text:span text:style-name="T3"># Estilo de Atualização quando usa DNS dinâmico, nós não vimos DNS ainda então apenas ignorem por enquanto.</text:span><text:span text:style-name="T9"> <text:s/></text:span></text:p>
      <text:p text:style-name="P27"><text:span text:style-name="T9">option domain-name "dhcp.aula"; <text:s text:c="10"/></text:span><text:span text:style-name="T3"># Configurar o nome de domínio.</text:span></text:p>
      <text:p text:style-name="P27"><text:span text:style-name="T9">option domain-name-servers 8.8.8.8, 8.8.4.4; </text:span><text:span text:style-name="T3"># Configurar os servidores de DNS <text:s/></text:span></text:p>
      <text:p text:style-name="P27"><text:soft-page-break/><text:span text:style-name="T9">default-lease-time 600; <text:s text:c="17"/></text:span><text:span text:style-name="T3"># Tempo padrão de empréstimo, primeira verificação</text:span></text:p>
      <text:p text:style-name="P27"><text:span text:style-name="T9">max-lease-time 7200; <text:s text:c="20"/></text:span><text:span text:style-name="T3"># Tempo máximo de empréstimo, segunda verificação.</text:span></text:p>
      <text:p text:style-name="P27"><text:span text:style-name="T9">log-facility local7; <text:s text:c="20"/></text:span><text:span text:style-name="T3"># Reservado ao sistema operacional para gerar log da Aplicação. </text:span></text:p>
      <text:p text:style-name="P27"><text:span text:style-name="T9">subnet 192.168.254.</text:span><text:span text:style-name="T13">0</text:span><text:span text:style-name="T9"> netmask 255.255.255.</text:span><text:span text:style-name="T13">0</text:span><text:span text:style-name="T9"> { <text:s/></text:span><text:span text:style-name="T3"># subnet utilizada pelo serviço. Lembrem só será possível configurar o DHCP se houver uma interface configurada nesta rede. </text:span></text:p>
      <text:p text:style-name="P27"><text:span text:style-name="T9"><text:s text:c="8"/>option routers 192.168.254.249; <text:s text:c="2"/></text:span><text:span text:style-name="T3"># Determinar o Roteador padrão </text:span></text:p>
      <text:p text:style-name="P27"><text:span text:style-name="T9"><text:s text:c="8"/>range 192.168.254.10 192.168.254.50; <text:s/></text:span><text:span text:style-name="T3"># lista com os ips disponíveis para empréstimos, o 10 é o inicial e o 50 o final.</text:span></text:p>
      <text:p text:style-name="P27"><text:span text:style-name="T9">}</text:span></text:p>
      <text:p text:style-name="Text_20_body"/>
      <text:p text:style-name="Comando"><text:span text:style-name="T10">root@vm ~:#/</text:span><text:span text:style-name="T13">etc/init.d/isc-dhcpd-server restart</text:span><text:span text:style-name="T9"><text:tab/></text:span></text:p>
      <text:p text:style-name="Text_20_body"/>
      <text:p text:style-name="Text_20_body"><text:span text:style-name="T9"><text:tab/></text:span><text:span text:style-name="T14">Pronto configuração simples do DHCP está feita. Para visualizar as informações use o comando </text:span><text:span text:style-name="T8">tail </text:span><text:span text:style-name="T14"><text:s/>no arquivo de log</text:span></text:p>
      <text:p text:style-name="P19"><text:span text:style-name="T14">root@vm ~:# tail -f /srv/dhcp-server/log/dhcpd/log</text:span></text:p>
      <text:p text:style-name="Código"><text:span text:style-name="T9">Mar <text:s/>8 22:33:34 proxy dhcpd: Internet Systems Consortium DHCP Server 4.3.1</text:span></text:p>
      <text:p text:style-name="Código"><text:span text:style-name="T9">Mar <text:s/>8 22:33:34 proxy dhcpd: Copyright 2004-2014 Internet Systems Consortium.</text:span></text:p>
      <text:p text:style-name="Código"><text:span text:style-name="T9">Mar <text:s/>8 22:33:34 proxy dhcpd: All rights reserved.</text:span></text:p>
      <text:p text:style-name="Código"><text:span text:style-name="T9">Mar <text:s/>8 22:33:34 proxy dhcpd: For info, please visit https://www.isc.org/software/dhcp/</text:span></text:p>
      <text:p text:style-name="Código"><text:span text:style-name="T9">Mar <text:s/>8 22:33:34 proxy dhcpd: Internet Systems Consortium DHCP Server 4.3.1</text:span></text:p>
      <text:p text:style-name="Código"><text:span text:style-name="T9">Mar <text:s/>8 22:33:34 proxy dhcpd: Copyright 2004-2014 Internet Systems Consortium.</text:span></text:p>
      <text:p text:style-name="Código"><text:span text:style-name="T9">Mar <text:s/>8 22:33:34 proxy dhcpd: All rights reserved.</text:span></text:p>
      <text:p text:style-name="Código"><text:span text:style-name="T9">Mar <text:s/>8 22:33:34 proxy dhcpd: For info, please visit https://www.isc.org/software/dhcp/</text:span></text:p>
      <text:p text:style-name="P28"><text:span text:style-name="T9">Mar <text:s/>8 22:33:34 proxy dhcpd: Wrote 0 leases to leases file.</text:span></text:p>
      <text:p text:style-name="Código"><text:span text:style-name="T9">Mar <text:s/>8 22:33:34 proxy dhcpd: Server starting service.</text:span></text:p>
      <text:p text:style-name="Text_20_body"/>
      <text:p text:style-name="Text_20_body"><text:span text:style-name="T9"><text:tab/></text:span><text:span text:style-name="T14">Para sair do </text:span><text:span text:style-name="T8">tail </text:span><text:span text:style-name="T14">use </text:span><text:span text:style-name="T8">Ctrl + c</text:span></text:p>
      <text:p text:style-name="Text_20_body"/>
      <text:p text:style-name="P8"><text:span text:style-name="T9">A informação em amarelo diz que ainda não foram emprestados ip deste servidor. </text:span></text:p>
      <text:p text:style-name="P8"/>
      <text:h text:style-name="P36" text:outline-level="3">Configuração de IPS reservados</text:h>
      <text:p text:style-name="P5"/>
      <text:p text:style-name="P5"><text:span text:style-name="T14"><text:tab/>Supondo que há hosts que precisem manter o ip, o DHCP pode reservar um ip especifico para ele, ele faz isso utilizando o mac do HOST.</text:span></text:p>
      <text:p text:style-name="P5"><text:soft-page-break/><text:span text:style-name="T14"><text:s/>Então o primeiro passo é capturar o mac do hosts </text:span></text:p>
      <text:p text:style-name="P5"/>
      <text:p text:style-name="P4"><text:span text:style-name="T9">Nos hosts linux use o comando ifconfig</text:span></text:p>
      <text:p text:style-name="P19"><text:span text:style-name="T9">root@vm ~:# </text:span><text:span text:style-name="T14">ifconfig </text:span></text:p>
      <text:p text:style-name="Código"><text:span text:style-name="T9"><text:s/>eth0 <text:s text:c="5"/>Link encap:Ethernet <text:s/>Endereço de </text:span><text:span text:style-name="T15">HW 08:00:27:49:5b:32</text:span><text:span text:style-name="T9"> <text:s/></text:span></text:p>
      <text:p text:style-name="Código"><text:span text:style-name="T9"><text:s text:c="10"/>inet end.: 192.168.1.13 <text:s/>Bcast:192.168.1.255 <text:s/>Masc:255.255.255.0</text:span></text:p>
      <text:p text:style-name="Código"><text:span text:style-name="T9"><text:s text:c="10"/>endereço inet6: fe80::a00:27ff:fe49:5b32/64 Escopo:Link</text:span></text:p>
      <text:p text:style-name="Código"><text:span text:style-name="T9"><text:s text:c="10"/>UP BROADCASTRUNNING MULTICAST <text:s/>MTU:1500 <text:s/>Métrica:1</text:span></text:p>
      <text:p text:style-name="Código"><text:span text:style-name="T9"><text:s text:c="10"/>RX packets:16901 errors:0 dropped:0 overruns:0 frame:0</text:span></text:p>
      <text:p text:style-name="Código"><text:span text:style-name="T9"><text:s text:c="10"/>TX packets:7682 errors:0 dropped:0 overruns:0 carrier:0</text:span></text:p>
      <text:p text:style-name="Código"><text:span text:style-name="T9"><text:s text:c="10"/>colisões:0 txqueuelen:1000 </text:span></text:p>
      <text:p text:style-name="Código"><text:span text:style-name="T9"><text:s text:c="10"/>RX bytes:16667756 (15.8 MiB) <text:s/>TX bytes:766956 (748.9 KiB)</text:span></text:p>
      <text:p text:style-name="Código"/>
      <text:p text:style-name="Text_20_body"/>
      <text:p text:style-name="Text_20_body"><text:span text:style-name="T9"><text:tab/></text:span><text:span text:style-name="T14">Já nas estações Windows use o comando </text:span><text:span text:style-name="T8">getmac. </text:span></text:p>
      <text:p text:style-name="Text_20_body"/>
      <text:p text:style-name="P9">Pronto agora vamos configurar o servidores</text:p>
      <text:p text:style-name="P9"/>
      <text:p text:style-name="P22">root@vm ~:# <text:span text:style-name="T23">nano /srv/dhcp-server/aula.conf</text:span></text:p>
      <text:p text:style-name="P29"><text:span text:style-name="T23">ddns-update-style none;</text:span></text:p>
      <text:p text:style-name="P29">option domain-name "dhcp.aula";</text:p>
      <text:p text:style-name="P29">option domain-name-servers 8.8.8.8, 8.8.4.4;</text:p>
      <text:p text:style-name="P29">default-lease-time 600;</text:p>
      <text:p text:style-name="P29">max-lease-time 7200;</text:p>
      <text:p text:style-name="P29">log-facility local7;</text:p>
      <text:p text:style-name="P29">subnet 192.168.254.0 netmask 255.255.255.0 {</text:p>
      <text:p text:style-name="P29"><text:s text:c="8"/>option routers 192.168.254.1;</text:p>
      <text:p text:style-name="P29"><text:s text:c="8"/>range 192.168.254.10 192.168.254.50;</text:p>
      <text:p text:style-name="P29">}</text:p>
      <text:p text:style-name="P25"># A parte de cima já foi comentada</text:p>
      <text:p text:style-name="Código"/>
      <text:p text:style-name="Código">host wk01 { <text:s text:c="11"/><text:span text:style-name="T3"><text:s text:c="2"/></text:span><text:span text:style-name="T8"># Determina para qual host será a configuração</text:span></text:p>
      <text:p text:style-name="Código"><text:s text:c="8"/>hardware ethernet 08:00:27:49:5b:32; <text:s/><text:span text:style-name="T8"># Determina qual o endereço mac</text:span></text:p>
      <text:p text:style-name="Código"><text:s text:c="8"/>fixed address 192.168.254.30; <text:s text:c="8"/><text:span text:style-name="T8"># Determina qual endereço de ip será atribuido</text:span></text:p>
      <text:p text:style-name="Código">}</text:p>
      <text:p text:style-name="Text_20_body"/>
      <text:p text:style-name="P11">Obs.: <text:span text:style-name="T2">no campo </text:span><text:span text:style-name="T1">wk01</text:span><text:span text:style-name="T2"> é o nome do host, pode ser qualquer nome seguindo as regras de nomenclatura nome minuscula, sem acentuação, <text:s/>caracter especial e espaço. Sempre que houver </text:span><text:soft-page-break/><text:span text:style-name="T2">configuração de range e host a preferencia é do host, por exempo no range vai de 10 até 50 e o host é o 30, o DHCP não é burro, ele empresta o 30 primeiro porque está reservado e grava está informação, depois ele distribui o range, quando chegar no 30 ele pula, abestados.</text:span></text:p>
      <text:p text:style-name="Text_20_body"/>
      <text:p text:style-name="Text_20_body"><text:tab/><text:span text:style-name="T23">Toda vez que uma configuração for feita, será necessário reiniciar o serviço </text:span></text:p>
      <text:p text:style-name="P19">root@vm ~:# /<text:span text:style-name="T23">etc/init.d/isc-dhcp-server restart</text:span></text:p>
      <text:p text:style-name="Text_20_body"/>
      <text:p text:style-name="Text_20_body"/>
      <text:p text:style-name="Text_20_body"/>
      <text:h text:style-name="P35" text:outline-level="3">Configurando DHCP no cliente </text:h>
      <text:p text:style-name="P5"/>
      <text:p text:style-name="P5"/>
      <text:p text:style-name="P5"><text:tab/><text:span text:style-name="T23">Para habilitar a configuração definitiva de rede no linux para dhcp edite o arquivo </text:span><text:span text:style-name="T8">/etc/network/interfaces. </text:span></text:p>
      <text:p text:style-name="P19"><text:span text:style-name="T8">root@vm ~:# nano /etc/network/interfaces</text:span></text:p>
      <text:p text:style-name="P30"><text:span text:style-name="T3">auto lo eth0 </text:span></text:p>
      <text:p text:style-name="P30"><text:span text:style-name="T3">iface lo inet loopback</text:span></text:p>
      <text:p text:style-name="P30"><text:span text:style-name="T3">iface eth0 inet dhcp</text:span></text:p>
      <text:p text:style-name="Comando"><text:span text:style-name="T16">root@vm ~:# /etc/init.d/network restart</text:span><text:tab/></text:p>
      <text:p text:style-name="P11"/>
      <text:p text:style-name="P11"><text:tab/><text:span text:style-name="T9">Para configuração provisoria. </text:span></text:p>
      <text:p text:style-name="P11"><text:span text:style-name="T9">Para renovar o ip nas estações <text:s/>linux clientes há dois softwares o </text:span>pump e o dhclient</text:p>
      <text:p text:style-name="P21">root@vm ~:# pump</text:p>
      <text:p text:style-name="P11"/>
      <text:p text:style-name="P11"><text:tab/><text:span text:style-name="T9">se não estiver instalado então tente o </text:span></text:p>
      <text:p text:style-name="P21">root@vm ~:# dhclient -r eth0</text:p>
      <text:p text:style-name="P21">root@vm ~:# dhclient eth0</text:p>
      <text:p text:style-name="Text_20_body"/>
      <text:p text:style-name="Text_20_body"/>
      <text:p text:style-name="Text_20_body"/>
      <text:p text:style-name="Text_20_body"/>
      <text:p text:style-name="Text_20_body"><text:tab/>Nas maquinas windows use </text:p>
      <text:p text:style-name="P8">Para habilitar configuração DHCP </text:p>
      <text:p text:style-name="P11">netsh int ip set add “Conexão Local” dhcp </text:p>
      <text:p text:style-name="Text_20_body"><text:soft-page-break/><text:tab/><text:span text:style-name="T23">Para renovar o ip use </text:span></text:p>
      <text:p text:style-name="P10">ipconfig /release </text:p>
      <text:p text:style-name="P10">ipconfig /ren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Arial Narrow1" svg:font-family="'Arial Narrow'"/>
    <style:font-face style:name="courier new" svg:font-family="'courier new', courier, fixed"/>
    <style:font-face style:name="Garamond1" svg:font-family="Garamond" style:font-family-generic="roman"/>
    <style:font-face style:name="DejaVu Sans1" svg:font-family="'DejaVu Sans'" style:font-family-generic="swiss"/>
    <style:font-face style:name="Lucida Console1" svg:font-family="'Lucida Console'" style:font-pitch="fixed"/>
    <style:font-face style:name="Lucida Console" svg:font-family="'Lucida Console'" style:font-adornments="Normal" style:font-pitch="fixed"/>
    <style:font-face style:name="Arial Narrow" svg:font-family="'Arial Narro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Garamond" fo:font-family="Garamond" style:font-family-generic="roman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background-color="#000000" fo:keep-with-next="always">
        <style:background-image/>
      </style:paragraph-properties>
      <style:text-properties style:font-name="Garamond" fo:font-family="Garamond" style:font-family-generic="roman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loext:contextual-spacing="false" fo:text-align="center" style:justify-single-word="false" text:number-lines="false" text:line-number="0"/>
      <style:text-properties fo:color="#ffffff" fo:font-weight="bold" style:font-weight-asian="bold" style:font-weight-complex="bold"/>
    </style:style>
    <style:style style:name="Comando" style:family="paragraph" style:parent-style-name="Standard">
      <style:paragraph-properties fo:margin-top="0cm" fo:margin-bottom="0.21cm" loext:contextual-spacing="false" fo:background-color="#000000" fo:padding="0.035cm" fo:border="0.99pt solid #808080">
        <style:background-image/>
      </style:paragraph-properties>
      <style:text-properties fo:color="#ffffff" style:font-name="Lucida Console" fo:font-family="'Lucida Console'" style:font-style-name="Normal" style:font-pitch="fixed" fo:font-size="10pt" fo:font-weight="normal" style:font-size-asian="10pt"/>
    </style:style>
    <style:style style:name="Código" style:family="paragraph" style:parent-style-name="Standard">
      <style:paragraph-properties fo:margin-top="0cm" fo:margin-bottom="0.21cm" loext:contextual-spacing="false" fo:background-color="#e6e6e6" fo:padding="0.035cm" fo:border="0.51pt solid #000000" style:shadow="none">
        <style:background-image/>
      </style:paragraph-properties>
      <style:text-properties style:font-name="Lucida Console" fo:font-family="'Lucida Console'" style:font-style-name="Normal" style:font-pitch="fixed" fo:font-size="10pt" style:font-size-asian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Garamond" fo:font-family="Garamond" style:font-family-generic="roman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Notas" style:family="paragraph" style:parent-style-name="Standard">
      <style:text-properties fo:font-size="12pt" fo:font-style="italic" style:font-size-asian="13pt" style:font-style-asian="italic"/>
    </style:style>
    <style:style style:name="Destaque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Garamond" fo:font-family="Garamond" style:font-family-generic="roman" style:font-pitch="variable" fo:font-size="26pt" fo:font-style="italic" fo:text-shadow="1pt 1pt" fo:font-weight="bold" style:font-size-asian="26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2pt" fo:font-weight="bold" style:font-size-asian="12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fo:font-style="normal" fo:font-weight="bold" style:font-size-asian="12pt" style:font-style-asian="normal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fo:color="#d0d0d0" style:font-name="courier new" fo:font-family="'courier new', courier, fixed" fo:font-size="8.25pt" style:font-name-asian="courier new" style:font-family-asian="'courier new', courier, fixed" style:font-size-asian="8.25pt" style:font-name-complex="courier new" style:font-family-complex="'courier new', courier, fixed" style:font-size-complex="8.25pt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5-01-29T23:29:58.920623571</meta:creation-date>
    <dc:date>2015-03-08T22:57:22.725706929</dc:date>
    <dc:creator>nicolas </dc:creator>
    <meta:editing-duration>P1DT5H23M28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7" meta:paragraph-count="144" meta:word-count="1297" meta:character-count="9065" meta:non-whitespace-character-count="7472"/>
  </office:meta>
</office:document-meta>
</file>